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27mm"/>
    </style:style>
    <style:style style:name="co3" style:family="table-column">
      <style:table-column-properties fo:break-before="auto" style:column-width="23.32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130.67mm"/>
    </style:style>
    <style:style style:name="co6" style:family="table-column">
      <style:table-column-properties fo:break-before="auto" style:column-width="13.56mm"/>
    </style:style>
    <style:style style:name="co7" style:family="table-column">
      <style:table-column-properties fo:break-before="auto" style:column-width="27.18mm"/>
    </style:style>
    <style:style style:name="co8" style:family="table-column">
      <style:table-column-properties fo:break-before="auto" style:column-width="24.6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Mono"/>
    </style:style>
    <style:style style:name="ce4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startIDE Befehlsreferenz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Eingänge</text:p>
          </table:table-cell>
          <table:table-cell office:value-type="string" calcext:value-type="string">
            <text:p>WaitInDig</text:p>
          </table:table-cell>
          <table:table-cell/>
          <table:table-cell office:value-type="string" calcext:value-type="string">
            <text:p>&lt;Gerät&gt; &lt;Port&gt; &lt;Bedingung&gt; &lt;Timeout&gt;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IfInDig</text:p>
          </table:table-cell>
          <table:table-cell/>
          <table:table-cell office:value-type="string" calcext:value-type="string">
            <text:p>&lt;Gerät&gt; &lt;Port&gt; &lt;Bedingung&gt; &lt;Sprungziel&gt;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WaitIn</text:p>
          </table:table-cell>
          <table:table-cell/>
          <table:table-cell office:value-type="string" calcext:value-type="string">
            <text:p>&lt;Gerät&gt; &lt;Port&gt; &lt;Eingangstyp&gt; &lt;Bedingung&gt; &lt;Vergl.-Wert&gt; &lt;Timeout&gt;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IfIn</text:p>
          </table:table-cell>
          <table:table-cell/>
          <table:table-cell office:value-type="string" calcext:value-type="string">
            <text:p>&lt;Gerät&gt; &lt;Port&gt; &lt;Eingangstyp&gt; &lt;Bedingung&gt; &lt;Vergl.-Wert&gt; &lt;Sprungziel&gt;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QueryIn</text:p>
          </table:table-cell>
          <table:table-cell/>
          <table:table-cell office:value-type="string" calcext:value-type="string">
            <text:p>&lt;Gerät&gt; &lt;Port&gt; &lt;Eingangstyp&gt; &lt;Text&gt;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2" office:value-type="string" calcext:value-type="string">
            <text:p>Ausgänge</text:p>
          </table:table-cell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&lt;Gerät&gt; &lt;Port&gt; &lt;Leistung&gt;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Motor</text:p>
          </table:table-cell>
          <table:table-cell/>
          <table:table-cell office:value-type="string" calcext:value-type="string">
            <text:p>&lt;Gerät&gt; &lt;Port&gt; &lt;Richtung&gt; &lt;Leistung&gt;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MotorP</text:p>
          </table:table-cell>
          <table:table-cell/>
          <table:table-cell office:value-type="string" calcext:value-type="string">
            <text:p>&lt;Gerät&gt; &lt;Port&gt; &lt;Endschalter&gt; &lt;Pulsgeber&gt; &lt;Richtung&gt; &lt;Leistung&gt; &lt;Pulszahl&gt;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MotorE</text:p>
          </table:table-cell>
          <table:table-cell/>
          <table:table-cell office:value-type="string" calcext:value-type="string">
            <text:p>&lt;Gerät&gt; &lt;Port&gt; &lt;Endschalter&gt; &lt;Richtung&gt; &lt;Leistung&gt; &lt;Pulszahl&gt;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MotorES</text:p>
          </table:table-cell>
          <table:table-cell/>
          <table:table-cell office:value-type="string" calcext:value-type="string">
            <text:p>&lt;Gerät&gt; &lt;Port&gt; &lt;Sync.Port&gt; <text:s/>&lt;Richtung&gt; &lt;Leistung&gt; &lt;Pulszahl&gt;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2" office:value-type="string" calcext:value-type="string">
            <text:p>Variable</text:p>
          </table:table-cell>
          <table:table-cell office:value-type="string" calcext:value-type="string">
            <text:p>Init</text:p>
          </table:table-cell>
          <table:table-cell/>
          <table:table-cell office:value-type="string" calcext:value-type="string">
            <text:p>&lt;Name&gt; &lt;Wert&gt;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 office:value-type="string" calcext:value-type="string">
            <text:p>From…</text:p>
          </table:table-cell>
          <table:table-cell table:style-name="ce3" office:value-type="string" calcext:value-type="string">
            <text:p>FromIn</text:p>
          </table:table-cell>
          <table:table-cell table:style-name="ce4" office:value-type="string" calcext:value-type="string">
            <text:p>&lt;Gerät&gt; &lt;Port&gt; &lt;Eingangstyp&gt; &lt;Variable&gt;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style-name="ce3" office:value-type="string" calcext:value-type="string">
            <text:p>FromKeypad</text:p>
          </table:table-cell>
          <table:table-cell office:value-type="string" calcext:value-type="string">
            <text:p>&lt;Variable&gt; &lt;Min.-Wert&gt; &lt;Max.-Wert&gt;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style-name="ce3" office:value-type="string" calcext:value-type="string">
            <text:p>FromDial</text:p>
          </table:table-cell>
          <table:table-cell office:value-type="string" calcext:value-type="string">
            <text:p>&lt;Variable&gt; &lt;Min.-Wert&gt; &lt;Max.-Wert&gt; &lt;Text&gt;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style-name="ce3" office:value-type="string" calcext:value-type="string">
            <text:p>FromButtons</text:p>
          </table:table-cell>
          <table:table-cell office:value-type="string" calcext:value-type="string">
            <text:p>&lt;Variable&gt; &lt;Buttontext 1&gt; … &lt;Buttontext 7&gt;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QueryVar</text:p>
          </table:table-cell>
          <table:table-cell/>
          <table:table-cell office:value-type="string" calcext:value-type="string">
            <text:p>&lt;Variable&gt;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IfVar</text:p>
          </table:table-cell>
          <table:table-cell/>
          <table:table-cell office:value-type="string" calcext:value-type="string">
            <text:p>&lt;Variable&gt; &lt;Bedingung&gt; &lt;Vergl.-Wert&gt; &lt;Sprungziel&gt;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Calc</text:p>
          </table:table-cell>
          <table:table-cell/>
          <table:table-cell office:value-type="string" calcext:value-type="string">
            <text:p>&lt;Zielvariable&gt; &lt;Operand 1&gt; &lt;Operator&gt; &lt;Operand 2&gt;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Steuerung</text:p>
          </table:table-cell>
          <table:table-cell office:value-type="string" calcext:value-type="string">
            <text:p># comment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Tag</text:p>
          </table:table-cell>
          <table:table-cell/>
          <table:table-cell office:value-type="string" calcext:value-type="string">
            <text:p>&lt;Sprungmarke&gt;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&lt;Sprungziel&gt;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LoopTo</text:p>
          </table:table-cell>
          <table:table-cell/>
          <table:table-cell office:value-type="string" calcext:value-type="string">
            <text:p>&lt;Sprungmarke&gt; &lt;Anzahl&gt;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 office:value-type="string" calcext:value-type="string">
            <text:p>Time</text:p>
          </table:table-cell>
          <table:table-cell table:style-name="ce3" office:value-type="string" calcext:value-type="string">
            <text:p>Delay</text:p>
          </table:table-cell>
          <table:table-cell office:value-type="string" calcext:value-type="string">
            <text:p>&lt;Wartezeit&gt;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style-name="ce3" office:value-type="string" calcext:value-type="string">
            <text:p>TimerQuery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style-name="ce3" office:value-type="string" calcext:value-type="string">
            <text:p>TimerClear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style-name="ce3" office:value-type="string" calcext:value-type="string">
            <text:p>IfTimer</text:p>
          </table:table-cell>
          <table:table-cell office:value-type="string" calcext:value-type="string">
            <text:p>&lt;After | Every&gt; &lt;Zeitdauer&gt; &lt;Sprungziel&gt;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style-name="ce3" office:value-type="string" calcext:value-type="string">
            <text:p>Interrupt</text:p>
          </table:table-cell>
          <table:table-cell office:value-type="string" calcext:value-type="string">
            <text:p>&lt;After | Every&gt; &lt;Zeitdauer&gt; &lt;Zielmodulname&gt;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style-name="ce3" office:value-type="string" calcext:value-type="string">
            <text:p>QueryNow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Stop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2" office:value-type="string" calcext:value-type="string">
            <text:p>Module</text:p>
          </table:table-cell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&lt;Modulname&gt; &lt;Zähler&gt;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CallExt</text:p>
          </table:table-cell>
          <table:table-cell/>
          <table:table-cell office:value-type="string" calcext:value-type="string">
            <text:p>&lt;Modulname&gt; &lt;Zähler&gt;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Return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Module</text:p>
          </table:table-cell>
          <table:table-cell/>
          <table:table-cell office:value-type="string" calcext:value-type="string">
            <text:p>&lt;Name&gt;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MEnd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2" office:value-type="string" calcext:value-type="string">
            <text:p>Interaktion</text:p>
          </table:table-cell>
          <table:table-cell office:value-type="string" calcext:value-type="string">
            <text:p>Print</text:p>
          </table:table-cell>
          <table:table-cell/>
          <table:table-cell office:value-type="string" calcext:value-type="string">
            <text:p>&lt;Text&gt;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Clea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Message</text:p>
          </table:table-cell>
          <table:table-cell/>
          <table:table-cell office:value-type="string" calcext:value-type="string">
            <text:p>&lt;Text&gt;‘&lt;Buttontext&gt;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Logfile</text:p>
          </table:table-cell>
          <table:table-cell/>
          <table:table-cell office:value-type="string" calcext:value-type="string">
            <text:p>&lt;0 | 1 | C&gt;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20:59:34.346275202</meta:creation-date>
    <dc:date>2017-12-30T00:36:07.551482789</dc:date>
    <meta:editing-duration>PT1H42M14S</meta:editing-duration>
    <meta:editing-cycles>2</meta:editing-cycles>
    <meta:generator>LibreOffice/5.3.5.2$Linux_X86_64 LibreOffice_project/30m0$Build-2</meta:generator>
    <meta:document-statistic meta:table-count="1" meta:cell-count="77" meta:object-count="0"/>
  </office:meta>
</office:document-meta>
</file>